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In their fight against pipeline spills, pipeline operators employ a variety of technologies, such as smart pigs, leak detection systems, and SCADA systems. Smart pigs, while traveling through the pipes,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Internal leak detection systems measure the flow of oil at two points A and B to detect any loss in between those points. External leak detection systems detect signs of escaping hydrocarbons, and include acoustic, hydrocarbon, and temperature sensors, etc. (<text:a xlink:type="simple" xlink:href="#XShaw2012" office:name=""><text:span text:style-name="Definition">Shaw et al.</text:span></text:a> <text:a xlink:type="simple" xlink:href="#XShaw2012" office:name=""><text:span text:style-name="Definition">2012</text:span></text:a>).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Why do the great learning efforts by pipeline operators fail to deliver the safety improvements that one would expect to see? A 2012 report prepared by the National Transportation Safety Board (NTSB) on the Kalamazoo River oil spill provides a good starting point for understanding the problem. A regional manager of Enbridge is quotes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100).</text:p>
      <text:p text:style-name="Text_20_body">Existing research has provided us with many insights on the mechanisms of organizational learning. Learning is generally regarded as a function of experience, which builds knowledge, "embedded in a variety of repositories, including individuals, routines, and transactive memory systems" (<text:a xlink:type="simple" xlink:href="#XArgote2011" office:name=""><text:span text:style-name="Definition">Argote &amp; Miron-Spektor</text:span></text:a> <text:a xlink:type="simple" xlink:href="#XArgote2011" office:name=""><text:span text:style-name="Definition">2011</text:span></text:a>, p. 1124). For instance, an organization may notice that a routine fails under specific circumstances, and subsequently change its employee manual. An involved employees may also make a mental note of how to respond to the problem and whom to contact. Or an engineer might observe a method of speeding up production, and make a corresponding change to the production process. This knowledge-based approach to learning generally seeks to identify the factors that promote or hold back learning in an organization (e.g., <text:a xlink:type="simple" xlink:href="#XArgote2013-1" office:name=""><text:span text:style-name="Definition">Argote</text:span></text:a> <text:a xlink:type="simple" xlink:href="#XArgote2013-1" office:name=""><text:span text:style-name="Definition">2013</text:span></text:a>, p. 2).</text:p>
      <text:p text:style-name="Text_20_body">In terms of repositories, routines, and transactive memory systems, the pipeline industry has made great strides over our qualitative observation period. But our quantitative results do not indicate corresponding outcomes in safety improvements. The problem does not lie in a dearth of experience, or a general failure to translate "lessons" into knowledge. Our quantitative results indicate that when a specific problem occurs, the industry or individual actors are generally capable of addressing it. The coexistence of specific progress and overall stagnation is indicative of another problem.</text:p>
      <text:p text:style-name="Text_20_body">Our qualitative analysis reveals that pipeline spills have all the hallmarks of normal accidents in complex systems (<text:a xlink:type="simple" xlink:href="#XPerrow1984" office:name=""><text:span text:style-name="Definition">Perrow</text:span></text:a> <text:a xlink:type="simple" xlink:href="#XPerrow1984" office:name=""><text:span text:style-name="Definition">1984</text:span></text:a>). Almost no two serious spills are alike, and the causes are as complex as the diverse political and physical environments that is the United States. Here, organizational learning is at an impasse. When efforts is made, and learning takes place, why do we not observe corresponding results? <text:a xlink:type="simple" xlink:href="#XLevitt1988" office:name=""><text:span text:style-name="Definition">Levitt and March</text:span></text:a> (<text:a xlink:type="simple" xlink:href="#XLevitt1988" office:name=""><text:span text:style-name="Definition">1988</text:span></text:a>) propose that there are limitations to learning by doing. In those cases, learning cannot be disaggregated into its components. Instead, we need to look at the technological choices and determine whether an organization or industry has ended up in a competency trap (<text:a xlink:type="simple" xlink:href="#XLevitt1988" office:name=""><text:span text:style-name="Definition">Levitt &amp; March</text:span></text:a> <text:a xlink:type="simple" xlink:href="#XLevitt1988" office:name=""><text:span text:style-name="Definition">1988</text:span></text:a>). An important factor for diagnosing this issue are feedback mechanisms: at the population level, is the problem diagnosed, or not? If in an industry the lack of learning goes unnoticed or is not addressed on a population level, even if learning takes place on a case-by-case basis, aggregate learning may not take place MarchOlsen.</text:p>
      <text:p text:style-name="Text_20_body">With this article, we provide an additional perspective to the learning literature. Our interpretation of the data puts into question the notion of aggregate improvements through incremental, smaller scale learning. Instead, there are more substantive, technological improvements to be made, that sometimes cannot be attained through regular learning mechanisms. In those cases, a big picture perspective on the problem or goal is necessary to made a difference.</text:p>
      <text:p text:style-name="Text_20_body">References </text:p>
      <text:p text:style-name="Text_20_body">    Argote, L.   (2013). Organizational Learning Curves: An Overview. In Organizational learning (2nd ed., pp. 1–29). Boston, MA: Springer US. Retrieved from <text:a xlink:type="simple" xlink:href="http://link.springer.com/10.1007/978-1-4614-5251-5_1" office:name=""><text:span text:style-name="Definition">http://link.springer.com/10.1007/978-1-4614-5251-5_1</text:span></text:a> doi: 10.1007/978-1-4614-5251-5_1</text:p>
      <text:p text:style-name="Text_20_body">    Argote, L., &amp; Miron-Spektor, E.  (2011). Organizational Learning: From Experience to Knowledge. Organization Science, 22(5), 1123–1137. Retrieved from <text:a xlink:type="simple" xlink:href="http://pubsonline.informs.org/doi/abs/10.1287/orsc.1100.0621" office:name=""><text:span text:style-name="Definition">http://pubsonline.informs.org/doi/abs/10.1287/orsc.1100.0621</text:span></text:a> doi: 10.1287/orsc.1100.0621</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Levitt, B., &amp; March, J. G.  (1988). Organizational Learning. Annual Review of Sociology, 14(1), 319–338. Retrieved from <text:a xlink:type="simple" xlink:href="http://www.annualreviews.org/doi/10.1146/annurev.so.14.080188.001535" office:name=""><text:span text:style-name="Definition">http://www.annualreviews.org/doi/10.1146/annurev.so.14.080188.001535</text:span></text:a> doi: 10.1146/annurev.so.14.080188.001535</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March, J. G., &amp; Olsen, J. P.   (1975). The Uncertainty of the Past: Organizational Learning under Ambiguity. European Journal of Political Research, 3(2), 147–171. Retrieved from <text:a xlink:type="simple" xlink:href="http://doi.wiley.com/10.1111/j.1475-6765.1975.tb00521.x" office:name=""><text:span text:style-name="Definition">http://doi.wiley.com/10.1111/j.1475-6765.1975.tb00521.x</text:span></text:a> doi: 10.1111/j.1475-6765.1975.tb00521.x</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Perrow, C.  (1984). Normal Accidents: Living with High-Risk Technologies. Basic Books.</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